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utstandingRequestManager.findConflict( Selector selectors [ ]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RequestIdTuple.RequestIdTuple( PartnerLinkInstance partnerLink , String opName , String mex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questIdTuple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standingRequestManager.release( PartnerLinkInstance plinkInstnace , String opName , String mexId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OutstandingRequestManager.releaseAll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OutstandingRequestManager.cancel( String pickResponseChanne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OutstandingRequestManager.register( String pickResponseChannel , Selector selectors [ ]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Entry.Entry( String pickResponseChannel , Selector [ ] selecto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try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RequestIdTuple.equals(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OutstandingRequestManager.associate( String pickResponseChannel , String mexRef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OutstandingRequestManag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questIdTupl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